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Wingdings" svg:font-family="Wingdings" style:font-pitch="variable" style:font-charset="x-symbol"/>
    <style:font-face style:name="Courier New,courier" svg:font-family="'Courier New,courier'"/>
    <style:font-face style:name="StarSymbol1" svg:font-family="StarSymbol"/>
    <style:font-face style:name="Tahoma1" svg:font-family="Tahoma"/>
    <style:font-face style:name="Courier New" svg:font-family="'Courier New'" style:font-family-generic="modern"/>
    <style:font-face style:name="Courier New1" svg:font-family="'Courier New'" style:font-adornments="Normal"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style>
    <style:style style:name="P2" style:family="paragraph" style:parent-style-name="Text_20_body">
      <style:paragraph-properties fo:margin-left="0cm" fo:margin-right="0cm" fo:margin-top="0cm" fo:margin-bottom="0cm" fo:text-align="justify" style:justify-single-word="false" fo:text-indent="0cm" style:auto-text-indent="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Heading_20_1" style:master-page-name="Standard">
      <style:paragraph-properties style:page-number="auto"/>
    </style:style>
    <style:style style:name="T1" style:family="text">
      <style:text-properties fo:font-size="8.5pt" style:font-size-asian="8.5pt"/>
    </style:style>
    <style:style style:name="T2" style:family="text">
      <style:text-properties style:font-name="Courier New,courier"/>
    </style:style>
    <style:style style:name="T3" style:family="text">
      <style:text-properties style:use-window-font-color="true" style:font-name="Courier New,courier"/>
    </style:style>
    <style:style style:name="T4"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General Issues</text:h>
      <text:p text:style-name="Standard"/>
      <text:p text:style-name="Standard">The interface definitions in <text:span text:style-name="Source_20_Text">Spice3.Interfaces</text:span> are identical to <text:span text:style-name="Source_20_Text">Modelica.Electrical.Analog.Interfaces</text:span>, except for </text:p>
      <text:list text:style-name="L1">
        <text:list-item>
          <text:p text:style-name="P3"><text:span text:style-name="Source_20_Text">Spice3.Interfaces.TwoPort_controlled_sources</text:span></text:p>
        </text:list-item>
        <text:list-item>
          <text:p text:style-name="P3"><text:span text:style-name="Source_20_Text">Spice3.Interfaces.VoltageSource</text:span></text:p>
        </text:list-item>
        <text:list-item>
          <text:p text:style-name="P3"><text:span text:style-name="Source_20_Text">Spice3.Interfaces.CurrentSource</text:span></text:p>
        </text:list-item>
      </text:list>
      <text:p text:style-name="Standard">Why is this the case and does it make sense? Alternatively you could extend the SPICE3 interfaces from the ANALOG interfaces.</text:p>
      <text:p text:style-name="Standard"/>
      <text:p text:style-name="Standard">Additionally the models</text:p>
      <text:list text:style-name="L5">
        <text:list-item>
          <text:p text:style-name="P7"><text:span text:style-name="Source_20_Text">Spice3.Basic.Ground</text:span></text:p>
        </text:list-item>
        <text:list-item>
          <text:p text:style-name="P7"><text:span text:style-name="Source_20_Text">Spice3.Basic.R_Resistor</text:span></text:p>
        </text:list-item>
        <text:list-item>
          <text:p text:style-name="P7"><text:span text:style-name="Source_20_Text">Spice3.Basic.C_Capacitor</text:span></text:p>
        </text:list-item>
        <text:list-item>
          <text:p text:style-name="P7"><text:span text:style-name="Source_20_Text">Spice3.Basic.L_Inductor</text:span></text:p>
        </text:list-item>
      </text:list>
      <text:p text:style-name="Standard">are redundant to the ones in the <text:span text:style-name="Source_20_Text">Modelica.Electrical.Analog</text:span> library. One solution could be to extend these models from the ANALOG library and apply the required extensions, e.g., the start values.</text:p>
      <text:p text:style-name="Standard"/>
      <text:p text:style-name="Standard">In the diode model <text:span text:style-name="Source_20_Text">Spice3.Repository.DIODE</text:span> the voltage drop <text:span text:style-name="Source_20_Text">v</text:span> between positive and negative pin is not explicitly calculated. I do not know whether the voltage drop <text:span text:style-name="Source_20_Text">v</text:span> is available in SPICE, but the voltage drop <text:span text:style-name="Source_20_Text">v</text:span> should certainly be available in Modelica, because it is an important quantity. </text:p>
      <text:p text:style-name="Standard"/>
      <text:p text:style-name="Standard">The voltage drops of the MOSFET models are also not defined (similar to diode model). For example, the source drain voltage shall be defined since this quantity is often important in a technical analysis.</text:p>
      <text:p text:style-name="Standard"/>
      <text:p text:style-name="Standard">SPICE3 is formally still dependent on <text:span text:style-name="Source_20_Text">Analog_Development</text:span> and <text:span text:style-name="T2">Spice3_parameterbinding </text:span>but there is no reference to any class of these libraries. Additionally, incompatible dependencies on the MSL 2.2.1, 3.0 and 3.1 exist. These dependencies, i.e., <text:span text:style-name="T3">annotation (us</text:span><text:span text:style-name="T2">es(...))</text:span>, have to be removed.</text:p>
      <text:h text:style-name="Heading_20_1" text:outline-level="1">Units and Parameter Text</text:h>
      <text:p text:style-name="Standard"/>
      <text:p text:style-name="Standard">In some SPICE3 packages units are not properly declared:</text:p>
      <text:list text:style-name="L2">
        <text:list-item>
          <text:p text:style-name="P4"><text:span text:style-name="Source_20_Text">Spice3.Repository</text:span></text:p>
        </text:list-item>
        <text:list-item>
          <text:p text:style-name="P4"><text:span text:style-name="Source_20_Text">Spice3.Repository.Equation</text:span></text:p>
        </text:list-item>
      </text:list>
      <text:p text:style-name="Standard">However, physical units need to have a physical representation in Modelica.</text:p>
      <text:p text:style-name="Standard"/>
      <text:p text:style-name="Standard">Technology parameters have no explanation in the parameter text:</text:p>
      <text:list text:style-name="L3">
        <text:list-item>
          <text:p text:style-name="P5"><text:span text:style-name="Source_20_Text">Spice3.Semiconductors.modelcardDIODE</text:span></text:p>
        </text:list-item>
      </text:list>
      <text:p text:style-name="Standard">If possible, a grouping of parameters shall be performed in order to more structure the huge amount of parameters.</text:p>
      <text:p text:style-name="Standard"/>
      <text:p text:style-name="Standard">Some comments contain two question marks at the beginning of the text: <text:span text:style-name="Source_20_Text">"?? ..."</text:span>, e.g., in <text:span text:style-name="Source_20_Text">Spice3.Repository.modelcardMOS</text:span>; that should be changed</text:p>
      <text:p text:style-name="Standard"/>
      <text:p text:style-name="Standard">In MODELICA always SI units shall be used. Some quantities are associated with non SI units, e.g. <text:span text:style-name="Source_20_Text">NSS</text:span> or <text:span text:style-name="Source_20_Text">UO</text:span> in <text:span text:style-name="Source_20_Text">Spice3.Repository.modelcardMOS</text:span>. This shall be changed. In case it is intended to build an automatic translation tool from SPICE to MODELICA, the translation from non SI units to SI units has to be taken into account at some point. </text:p>
      <text:h text:style-name="Heading_20_1" text:outline-level="1">Documentation</text:h>
      <text:p text:style-name="Standard"/>
      <text:p text:style-name="P2"><text:soft-page-break/>In the SPICE3 library the User's Guide is missing as it was specified in the conventions for the MSL.</text:p>
      <text:p text:style-name="P2"/>
      <text:p text:style-name="P2">Throughout the library, the documentation (and this <text:span text:style-name="T4">does not include naming conventions</text:span> of parameters and variables, since the library needs to be written in SPICE style) is not compliant to the documentation guidelines. This does particularly include formatting and structuring rules specified at <text:a xlink:type="simple" xlink:href="https://svn.modelica.org/projects/ModelicaDesign/trunk/ModelicaTask-LangSpec/Modelica31-Working-Documents/Conventions.mo">https://svn.modelica.org/projects/ModelicaDesign/trunk/MSL-Documentation/</text:a>. <text:s/></text:p>
      <text:p text:style-name="P1"/>
      <text:p text:style-name="P1">The documentation is often just plain text with arbitrarily used <text:span text:style-name="Source_20_Text">&lt;br&gt;</text:span> instead of a sound HTML code. Therefore, e.g., the enumerations in <text:span text:style-name="Source_20_Text">Spice3.Sources.V_sin</text:span> appear as</text:p>
      <text:p text:style-name="P1"><text:span text:style-name="Source_20_Text">- it should be set all the parameters definitly...</text:span></text:p>
      <text:p text:style-name="P1"><text:span text:style-name="Source_20_Text">- normally, there exist ...</text:span></text:p>
      <text:p text:style-name="Standard">instead of </text:p>
      <text:p text:style-name="Standard"><text:span text:style-name="Source_20_Text">&lt;ul&gt;</text:span></text:p>
      <text:p text:style-name="Standard"><text:span text:style-name="Source_20_Text"><text:s text:c="5"/>&lt;li&gt;it should be set all the parameters definitly...&lt;/li&gt;</text:span></text:p>
      <text:p text:style-name="Standard"><text:span text:style-name="Source_20_Text"><text:s text:c="5"/>&lt;li&gt;normally, there exist ...&lt;/li&gt;</text:span></text:p>
      <text:p text:style-name="Standard"><text:span text:style-name="Source_20_Text">&lt;/ul&gt;</text:span></text:p>
      <text:h text:style-name="Heading_20_1" text:outline-level="1">Comments</text:h>
      <text:p text:style-name="Standard"/>
      <text:p text:style-name="Standard">Should we able to handle</text:p>
      <text:list text:style-name="L4">
        <text:list-item>
          <text:p text:style-name="P6">DC analysis?</text:p>
        </text:list-item>
        <text:list-item>
          <text:p text:style-name="P6">AC analysis?</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Courier New,courier" svg:font-family="'Courier New,courier'"/>
    <style:font-face style:name="StarSymbol1" svg:font-family="StarSymbol"/>
    <style:font-face style:name="Tahoma1" svg:font-family="Tahoma"/>
    <style:font-face style:name="Courier New" svg:font-family="'Courier New'" style:font-family-generic="modern"/>
    <style:font-face style:name="Courier New1" svg:font-family="'Courier New'" style:font-adornments="Normal"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Bitstream Vera Sans"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cm" fo:text-align="start" style:justify-single-word="false" fo:keep-with-next="always"/>
      <style:text-properties fo:font-size="12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cm" fo:text-align="start" style:justify-single-word="false" fo:keep-with-next="always"/>
      <style:text-properties fo:font-size="10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text-align="start" style:justify-single-word="false" fo:keep-with-next="always"/>
      <style:text-properties fo:font-style="oblique" fo:font-weight="normal"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502cm" style:type="center"/>
          <style:tab-stop style:position="17.002cm" style:type="right"/>
        </style:tab-stops>
      </style:paragraph-properties>
      <style:text-properties fo:font-size="8.5pt" style:font-size-asian="8.5pt"/>
    </style:style>
    <style:style style:name="Footer" style:family="paragraph" style:parent-style-name="Header" style:class="extra">
      <style:paragraph-properties style:shadow="none"/>
      <style:text-properties fo:font-size="8.5pt" style:font-size-asian="8.5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ing" style:family="paragraph" style:parent-style-name="Standard">
      <style:paragraph-properties fo:margin-top="0cm" fo:margin-bottom="0cm"/>
      <style:text-properties fo:font-size="8.5pt" style:font-size-asian="8.5pt"/>
    </style:style>
    <style:style style:name="Aufzaehlung"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 style:display-name="Page Number" style:family="text">
      <style:text-properties style:font-name="Bitstream Vera Sans" fo:font-size="10pt" style:font-size-asian="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font-name="Courier New"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Wingdings" fo:font-size="10pt" style:font-size-asian="10pt"/>
    </style:style>
    <style:style style:name="WW8Num2z0" style:family="text">
      <style:text-properties style:font-name="Wingdings"/>
    </style:style>
    <style:style style:name="WW8Num2z1" style:family="text">
      <style:text-properties style:font-name="Wingdings" fo:font-size="10pt" style:font-size-asian="10pt"/>
    </style:style>
    <style:style style:name="WW8Num3z0" style:family="text">
      <style:text-properties style:font-name="Wingdings"/>
    </style:style>
    <style:style style:name="WW8Num3z1" style:family="text">
      <style:text-properties style:font-name="Wingdings" fo:font-size="10pt" style:font-size-asian="10pt"/>
    </style:style>
    <style:style style:name="WW8Num4z0" style:family="text">
      <style:text-properties style:font-name="Wingdings" fo:font-size="10pt" style:font-size-asian="10pt"/>
    </style:style>
    <style:style style:name="WW8Num5z0" style:family="text">
      <style:text-properties style:font-name="Wingdings" fo:font-size="10pt" style:font-size-asian="10pt"/>
    </style:style>
    <style:style style:name="WW8Num6z0" style:family="text">
      <style:text-properties style:font-name="Wingdings"/>
    </style:style>
    <style:style style:name="WW8Num6z1" style:family="text">
      <style:text-properties style:font-name="Wingdings" fo:font-size="10pt" style:font-size-asian="10pt"/>
    </style:style>
    <style:style style:name="Absatz-Standardschriftart" style:family="text"/>
    <style:style style:name="Source_20_Text" style:display-name="Source Text" style:family="text">
      <style:text-properties style:font-name="Courier New1" fo:font-size="10pt"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
        <style:list-level-properties text:space-before="1.905cm" text:min-label-width="0.635cm"/>
        <style:text-properties style:font-name="Wingdings"/>
      </text:list-level-style-bullet>
      <text:list-level-style-bullet text:level="3" text:style-name="WW8Num1z1" style:num-suffix="." text:bullet-char="">
        <style:list-level-properties text:space-before="3.175cm" text:min-label-width="0.635cm"/>
        <style:text-properties style:font-name="Wingdings"/>
      </text:list-level-style-bullet>
      <text:list-level-style-bullet text:level="4" text:style-name="WW8Num1z1" style:num-suffix="." text:bullet-char="">
        <style:list-level-properties text:space-before="4.445cm" text:min-label-width="0.635cm"/>
        <style:text-properties style:font-name="Wingdings"/>
      </text:list-level-style-bullet>
      <text:list-level-style-bullet text:level="5" text:style-name="WW8Num1z1" style:num-suffix="." text:bullet-char="">
        <style:list-level-properties text:space-before="5.715cm" text:min-label-width="0.635cm"/>
        <style:text-properties style:font-name="Wingdings"/>
      </text:list-level-style-bullet>
      <text:list-level-style-bullet text:level="6" text:style-name="WW8Num1z1" style:num-suffix="." text:bullet-char="">
        <style:list-level-properties text:space-before="6.985cm" text:min-label-width="0.635cm"/>
        <style:text-properties style:font-name="Wingdings"/>
      </text:list-level-style-bullet>
      <text:list-level-style-bullet text:level="7" text:style-name="WW8Num1z1" style:num-suffix="." text:bullet-char="">
        <style:list-level-properties text:space-before="8.255cm" text:min-label-width="0.635cm"/>
        <style:text-properties style:font-name="Wingdings"/>
      </text:list-level-style-bullet>
      <text:list-level-style-bullet text:level="8" text:style-name="WW8Num1z1" style:num-suffix="." text:bullet-char="">
        <style:list-level-properties text:space-before="9.525cm" text:min-label-width="0.635cm"/>
        <style:text-properties style:font-name="Wingdings"/>
      </text:list-level-style-bullet>
      <text:list-level-style-bullet text:level="9" text:style-name="WW8Num1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
        <style:list-level-properties text:space-before="1.905cm" text:min-label-width="0.635cm"/>
        <style:text-properties style:font-name="Wingdings"/>
      </text:list-level-style-bullet>
      <text:list-level-style-bullet text:level="3" text:style-name="WW8Num2z1" style:num-suffix="." text:bullet-char="">
        <style:list-level-properties text:space-before="3.175cm" text:min-label-width="0.635cm"/>
        <style:text-properties style:font-name="Wingdings"/>
      </text:list-level-style-bullet>
      <text:list-level-style-bullet text:level="4" text:style-name="WW8Num2z1" style:num-suffix="." text:bullet-char="">
        <style:list-level-properties text:space-before="4.445cm" text:min-label-width="0.635cm"/>
        <style:text-properties style:font-name="Wingdings"/>
      </text:list-level-style-bullet>
      <text:list-level-style-bullet text:level="5" text:style-name="WW8Num2z1" style:num-suffix="." text:bullet-char="">
        <style:list-level-properties text:space-before="5.715cm" text:min-label-width="0.635cm"/>
        <style:text-properties style:font-name="Wingdings"/>
      </text:list-level-style-bullet>
      <text:list-level-style-bullet text:level="6" text:style-name="WW8Num2z1" style:num-suffix="." text:bullet-char="">
        <style:list-level-properties text:space-before="6.985cm" text:min-label-width="0.635cm"/>
        <style:text-properties style:font-name="Wingdings"/>
      </text:list-level-style-bullet>
      <text:list-level-style-bullet text:level="7" text:style-name="WW8Num2z1" style:num-suffix="." text:bullet-char="">
        <style:list-level-properties text:space-before="8.255cm" text:min-label-width="0.635cm"/>
        <style:text-properties style:font-name="Wingdings"/>
      </text:list-level-style-bullet>
      <text:list-level-style-bullet text:level="8" text:style-name="WW8Num2z1" style:num-suffix="." text:bullet-char="">
        <style:list-level-properties text:space-before="9.525cm" text:min-label-width="0.635cm"/>
        <style:text-properties style:font-name="Wingdings"/>
      </text:list-level-style-bullet>
      <text:list-level-style-bullet text:level="9" text:style-name="WW8Num2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
        <style:list-level-properties text:space-before="1.905cm" text:min-label-width="0.635cm"/>
        <style:text-properties style:font-name="Wingdings"/>
      </text:list-level-style-bullet>
      <text:list-level-style-bullet text:level="3" text:style-name="WW8Num3z1" style:num-suffix="." text:bullet-char="">
        <style:list-level-properties text:space-before="3.175cm" text:min-label-width="0.635cm"/>
        <style:text-properties style:font-name="Wingdings"/>
      </text:list-level-style-bullet>
      <text:list-level-style-bullet text:level="4" text:style-name="WW8Num3z1" style:num-suffix="." text:bullet-char="">
        <style:list-level-properties text:space-before="4.445cm" text:min-label-width="0.635cm"/>
        <style:text-properties style:font-name="Wingdings"/>
      </text:list-level-style-bullet>
      <text:list-level-style-bullet text:level="5" text:style-name="WW8Num3z1" style:num-suffix="." text:bullet-char="">
        <style:list-level-properties text:space-before="5.715cm" text:min-label-width="0.635cm"/>
        <style:text-properties style:font-name="Wingdings"/>
      </text:list-level-style-bullet>
      <text:list-level-style-bullet text:level="6" text:style-name="WW8Num3z1" style:num-suffix="." text:bullet-char="">
        <style:list-level-properties text:space-before="6.985cm" text:min-label-width="0.635cm"/>
        <style:text-properties style:font-name="Wingdings"/>
      </text:list-level-style-bullet>
      <text:list-level-style-bullet text:level="7" text:style-name="WW8Num3z1" style:num-suffix="." text:bullet-char="">
        <style:list-level-properties text:space-before="8.255cm" text:min-label-width="0.635cm"/>
        <style:text-properties style:font-name="Wingdings"/>
      </text:list-level-style-bullet>
      <text:list-level-style-bullet text:level="8" text:style-name="WW8Num3z1" style:num-suffix="." text:bullet-char="">
        <style:list-level-properties text:space-before="9.525cm" text:min-label-width="0.635cm"/>
        <style:text-properties style:font-name="Wingdings"/>
      </text:list-level-style-bullet>
      <text:list-level-style-bullet text:level="9" text:style-name="WW8Num3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0" style:num-suffix="." text:bullet-char="">
        <style:list-level-properties text:space-before="1.905cm" text:min-label-width="0.635cm"/>
        <style:text-properties style:font-name="Wingdings"/>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Wingdings"/>
      </text:list-level-style-bullet>
      <text:list-level-style-bullet text:level="5" text:style-name="WW8Num4z0" style:num-suffix="." text:bullet-char="">
        <style:list-level-properties text:space-before="5.715cm" text:min-label-width="0.635cm"/>
        <style:text-properties style:font-name="Wingdings"/>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Wingdings"/>
      </text:list-level-style-bullet>
      <text:list-level-style-bullet text:level="8" text:style-name="WW8Num4z0" style:num-suffix="." text:bullet-char="">
        <style:list-level-properties text:space-before="9.525cm" text:min-label-width="0.635cm"/>
        <style:text-properties style:font-name="Wingdings"/>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0" style:num-suffix="." text:bullet-char="">
        <style:list-level-properties text:space-before="1.905cm" text:min-label-width="0.635cm"/>
        <style:text-properties style:font-name="Wingdings"/>
      </text:list-level-style-bullet>
      <text:list-level-style-bullet text:level="3" text:style-name="WW8Num5z0"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Wingdings"/>
      </text:list-level-style-bullet>
      <text:list-level-style-bullet text:level="5" text:style-name="WW8Num5z0" style:num-suffix="." text:bullet-char="">
        <style:list-level-properties text:space-before="5.715cm" text:min-label-width="0.635cm"/>
        <style:text-properties style:font-name="Wingdings"/>
      </text:list-level-style-bullet>
      <text:list-level-style-bullet text:level="6" text:style-name="WW8Num5z0"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Wingdings"/>
      </text:list-level-style-bullet>
      <text:list-level-style-bullet text:level="8" text:style-name="WW8Num5z0" style:num-suffix="." text:bullet-char="">
        <style:list-level-properties text:space-before="9.525cm" text:min-label-width="0.635cm"/>
        <style:text-properties style:font-name="Wingdings"/>
      </text:list-level-style-bullet>
      <text:list-level-style-bullet text:level="9" text:style-name="WW8Num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
        <style:list-level-properties text:space-before="1.905cm" text:min-label-width="0.635cm"/>
        <style:text-properties style:font-name="Wingdings"/>
      </text:list-level-style-bullet>
      <text:list-level-style-bullet text:level="3" text:style-name="WW8Num6z1" style:num-suffix="." text:bullet-char="">
        <style:list-level-properties text:space-before="3.175cm" text:min-label-width="0.635cm"/>
        <style:text-properties style:font-name="Wingdings"/>
      </text:list-level-style-bullet>
      <text:list-level-style-bullet text:level="4" text:style-name="WW8Num6z1" style:num-suffix="." text:bullet-char="">
        <style:list-level-properties text:space-before="4.445cm" text:min-label-width="0.635cm"/>
        <style:text-properties style:font-name="Wingdings"/>
      </text:list-level-style-bullet>
      <text:list-level-style-bullet text:level="5" text:style-name="WW8Num6z1" style:num-suffix="." text:bullet-char="">
        <style:list-level-properties text:space-before="5.715cm" text:min-label-width="0.635cm"/>
        <style:text-properties style:font-name="Wingdings"/>
      </text:list-level-style-bullet>
      <text:list-level-style-bullet text:level="6" text:style-name="WW8Num6z1" style:num-suffix="." text:bullet-char="">
        <style:list-level-properties text:space-before="6.985cm" text:min-label-width="0.635cm"/>
        <style:text-properties style:font-name="Wingdings"/>
      </text:list-level-style-bullet>
      <text:list-level-style-bullet text:level="7" text:style-name="WW8Num6z1" style:num-suffix="." text:bullet-char="">
        <style:list-level-properties text:space-before="8.255cm" text:min-label-width="0.635cm"/>
        <style:text-properties style:font-name="Wingdings"/>
      </text:list-level-style-bullet>
      <text:list-level-style-bullet text:level="8" text:style-name="WW8Num6z1" style:num-suffix="." text:bullet-char="">
        <style:list-level-properties text:space-before="9.525cm" text:min-label-width="0.635cm"/>
        <style:text-properties style:font-name="Wingdings"/>
      </text:list-level-style-bullet>
      <text:list-level-style-bullet text:level="9" text:style-name="WW8Num6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5pt" style:font-size-asian="8.5pt"/>
    </style:style>
    <style:page-layout style:name="pm1">
      <style:page-layout-properties fo:page-width="20.999cm" fo:page-height="29.699cm" style:num-format="1" style:print-orientation="portrait" fo:margin-top="2cm" fo:margin-bottom="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cm" fo:margin-left="0cm" fo:margin-right="0cm" fo:margin-top="0.901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Review and evaluation of Spice3 library</text:p>
        <text:p text:style-name="Header"><text:date style:data-style-name="N84" text:date-value="2010-01-27T10:02:57">2010-01-27</text:date> <text:s/>Christian Kral &amp; Anton Haumer</text:p>
      </style:header>
      <style:footer>
        <text:p text:style-name="Footer"><text:tab/><text:span text:style-name="Page_20_Number"><text:span text:style-name="T1"><text:page-number text:select-page="current">2</text:page-number></text:span></text:span><text:span text:style-name="Page_20_Number"><text:span text:style-name="T1">/</text:span></text:span><text:span text:style-name="Page_20_Number"><text:span text:style-name="T1"><text:page-count style:num-format="1">2</text:page-count></text:span></text:span></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Christian Kral</meta:initial-creator>
    <meta:creation-date>2010-01-25T09:17:39</meta:creation-date>
    <dc:creator>Christian Kral</dc:creator>
    <dc:date>2010-01-27T09:57:04</dc:date>
    <meta:editing-cycles>44</meta:editing-cycles>
    <meta:editing-duration>PT4H6M28S</meta:editing-duration>
    <meta:template xlink:type="simple" xlink:actuate="onRequest" xlink:href="../../../../../../../../../ckral/OpenOffice/Arsenal/bitstream_vera_sans_ait.ott" xlink:title="bitstream_vera_sans_ait" meta:date="2010-01-25T09:17:39"/>
    <meta:user-defined meta:name="Info 1"/>
    <meta:user-defined meta:name="Info 2"/>
    <meta:user-defined meta:name="Info 3"/>
    <meta:user-defined meta:name="Info 4"/>
    <meta:document-statistic meta:table-count="0" meta:image-count="0" meta:object-count="0" meta:page-count="2" meta:paragraph-count="43" meta:word-count="497" meta:character-count="3336"/>
  </office:meta>
</office:document-meta>
</file>